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d49b" officeooo:paragraph-rsid="0016d49b"/>
    </style:style>
    <style:style style:name="P2" style:family="paragraph" style:parent-style-name="Standard">
      <style:text-properties officeooo:rsid="0016d49b" officeooo:paragraph-rsid="001e8c9f"/>
    </style:style>
    <style:style style:name="P3" style:family="paragraph" style:parent-style-name="Standard">
      <style:text-properties officeooo:rsid="001979e0" officeooo:paragraph-rsid="001979e0"/>
    </style:style>
    <style:style style:name="P4" style:family="paragraph" style:parent-style-name="Standard">
      <style:text-properties officeooo:rsid="001a29a8" officeooo:paragraph-rsid="001a29a8"/>
    </style:style>
    <style:style style:name="P5" style:family="paragraph" style:parent-style-name="Standard">
      <style:text-properties officeooo:rsid="001a4201" officeooo:paragraph-rsid="001a4201"/>
    </style:style>
    <style:style style:name="P6" style:family="paragraph" style:parent-style-name="Standard">
      <style:text-properties officeooo:rsid="001abe12" officeooo:paragraph-rsid="001abe12"/>
    </style:style>
    <style:style style:name="P7" style:family="paragraph" style:parent-style-name="Standard">
      <style:text-properties officeooo:rsid="001c8603" officeooo:paragraph-rsid="001c8603"/>
    </style:style>
    <style:style style:name="P8" style:family="paragraph" style:parent-style-name="Standard">
      <style:text-properties officeooo:rsid="001dcf92" officeooo:paragraph-rsid="001dcf92"/>
    </style:style>
    <style:style style:name="P9" style:family="paragraph" style:parent-style-name="Standard">
      <style:text-properties officeooo:rsid="001e8c9f" officeooo:paragraph-rsid="001e8c9f"/>
    </style:style>
    <style:style style:name="P10" style:family="paragraph" style:parent-style-name="Standard">
      <style:text-properties officeooo:rsid="0021fd68" officeooo:paragraph-rsid="0021fd68"/>
    </style:style>
    <style:style style:name="P11" style:family="paragraph" style:parent-style-name="Standard">
      <style:text-properties officeooo:rsid="00220a86" officeooo:paragraph-rsid="00220a86"/>
    </style:style>
    <style:style style:name="P12" style:family="paragraph" style:parent-style-name="Standard">
      <style:text-properties officeooo:rsid="00232142" officeooo:paragraph-rsid="00232142"/>
    </style:style>
    <style:style style:name="P13" style:family="paragraph" style:parent-style-name="Standard">
      <style:text-properties officeooo:rsid="00248905" officeooo:paragraph-rsid="00248905"/>
    </style:style>
    <style:style style:name="P14" style:family="paragraph" style:parent-style-name="Standard">
      <style:text-properties officeooo:rsid="00266dbd" officeooo:paragraph-rsid="00266dbd"/>
    </style:style>
    <style:style style:name="P15" style:family="paragraph" style:parent-style-name="Standard">
      <style:text-properties officeooo:rsid="002706d9" officeooo:paragraph-rsid="002706d9"/>
    </style:style>
    <style:style style:name="P16" style:family="paragraph" style:parent-style-name="Standard">
      <style:text-properties officeooo:rsid="002a1702" officeooo:paragraph-rsid="002a1702"/>
    </style:style>
    <style:style style:name="P17" style:family="paragraph" style:parent-style-name="Standard">
      <style:text-properties style:text-line-through-style="none" style:text-line-through-type="none" officeooo:rsid="00266dbd" officeooo:paragraph-rsid="00266dbd"/>
    </style:style>
    <style:style style:name="P18" style:family="paragraph" style:parent-style-name="Standard">
      <style:text-properties style:text-line-through-style="none" style:text-line-through-type="none" officeooo:rsid="0026a355" officeooo:paragraph-rsid="0026a355"/>
    </style:style>
    <style:style style:name="P19" style:family="paragraph" style:parent-style-name="Standard">
      <style:text-properties style:text-line-through-style="none" style:text-line-through-type="none" officeooo:rsid="002706d9" officeooo:paragraph-rsid="002706d9"/>
    </style:style>
    <style:style style:name="P20" style:family="paragraph" style:parent-style-name="Standard">
      <style:text-properties style:text-line-through-style="none" style:text-line-through-type="none" officeooo:rsid="002a1702" officeooo:paragraph-rsid="002a1702"/>
    </style:style>
    <style:style style:name="P21" style:family="paragraph" style:parent-style-name="Standard">
      <style:text-properties style:text-line-through-style="none" style:text-line-through-type="none" officeooo:rsid="002a1702" officeooo:paragraph-rsid="002706d9"/>
    </style:style>
    <style:style style:name="P22" style:family="paragraph" style:parent-style-name="Standard">
      <style:text-properties style:text-line-through-style="none" style:text-line-through-type="none" officeooo:rsid="002ad6dd" officeooo:paragraph-rsid="002ad6dd"/>
    </style:style>
    <style:style style:name="P23" style:family="paragraph" style:parent-style-name="Standard">
      <style:text-properties style:text-line-through-style="none" style:text-line-through-type="none" officeooo:rsid="002cb856" officeooo:paragraph-rsid="002cb856"/>
    </style:style>
    <style:style style:name="P24" style:family="paragraph" style:parent-style-name="Standard">
      <style:text-properties style:text-line-through-style="none" style:text-line-through-type="none" officeooo:rsid="002ea5ea" officeooo:paragraph-rsid="002ea5ea"/>
    </style:style>
    <style:style style:name="P25" style:family="paragraph" style:parent-style-name="Standard">
      <style:text-properties style:text-line-through-style="none" style:text-line-through-type="none" officeooo:rsid="002f6cca" officeooo:paragraph-rsid="002f6cca"/>
    </style:style>
    <style:style style:name="P26" style:family="paragraph" style:parent-style-name="Standard">
      <style:text-properties style:text-line-through-style="none" style:text-line-through-type="none" officeooo:rsid="00344bd9" officeooo:paragraph-rsid="00344bd9"/>
    </style:style>
    <style:style style:name="P27" style:family="paragraph" style:parent-style-name="Standard">
      <style:text-properties style:text-line-through-style="none" style:text-line-through-type="none" officeooo:rsid="003487f7" officeooo:paragraph-rsid="003487f7"/>
    </style:style>
    <style:style style:name="P28" style:family="paragraph" style:parent-style-name="Standard">
      <style:text-properties style:text-line-through-style="none" style:text-line-through-type="none" officeooo:rsid="00353c20" officeooo:paragraph-rsid="00353c20"/>
    </style:style>
    <style:style style:name="P29" style:family="paragraph" style:parent-style-name="Standard">
      <style:text-properties style:text-line-through-style="none" style:text-line-through-type="none" officeooo:rsid="00362507" officeooo:paragraph-rsid="00362507"/>
    </style:style>
    <style:style style:name="P30" style:family="paragraph" style:parent-style-name="Standard">
      <style:text-properties style:text-line-through-style="none" style:text-line-through-type="none" officeooo:rsid="00367462" officeooo:paragraph-rsid="00367462"/>
    </style:style>
    <style:style style:name="P31" style:family="paragraph" style:parent-style-name="Standard">
      <style:text-properties style:text-line-through-style="none" style:text-line-through-type="none" officeooo:rsid="00378865" officeooo:paragraph-rsid="00378865"/>
    </style:style>
    <style:style style:name="P32" style:family="paragraph" style:parent-style-name="Standard">
      <style:text-properties style:text-line-through-style="none" style:text-line-through-type="none" officeooo:rsid="003dbb08" officeooo:paragraph-rsid="0026a355"/>
    </style:style>
    <style:style style:name="P33" style:family="paragraph" style:parent-style-name="Standard">
      <style:text-properties style:text-line-through-style="none" style:text-line-through-type="none" officeooo:rsid="003dbb08" officeooo:paragraph-rsid="002706d9"/>
    </style:style>
    <style:style style:name="P34" style:family="paragraph" style:parent-style-name="Standard">
      <style:text-properties officeooo:rsid="0031929c" officeooo:paragraph-rsid="0031929c"/>
    </style:style>
    <style:style style:name="P35" style:family="paragraph" style:parent-style-name="Standard">
      <style:text-properties officeooo:rsid="00321467" officeooo:paragraph-rsid="00321467"/>
    </style:style>
    <style:style style:name="P36" style:family="paragraph" style:parent-style-name="Standard">
      <style:text-properties officeooo:rsid="003333ca" officeooo:paragraph-rsid="003333ca"/>
    </style:style>
    <style:style style:name="P37" style:family="paragraph" style:parent-style-name="Standard">
      <style:text-properties officeooo:rsid="00344bd9" officeooo:paragraph-rsid="00344bd9"/>
    </style:style>
    <style:style style:name="P38" style:family="paragraph" style:parent-style-name="Standard">
      <style:text-properties style:text-line-through-style="none" style:text-line-through-type="none" officeooo:rsid="00414b99" officeooo:paragraph-rsid="00414b99"/>
    </style:style>
    <style:style style:name="P39" style:family="paragraph" style:parent-style-name="Standard">
      <style:text-properties style:text-line-through-style="none" style:text-line-through-type="none" officeooo:rsid="0041d552" officeooo:paragraph-rsid="0041d552"/>
    </style:style>
    <style:style style:name="T1" style:family="text">
      <style:text-properties officeooo:rsid="00179910"/>
    </style:style>
    <style:style style:name="T2" style:family="text">
      <style:text-properties officeooo:rsid="0019fcfd"/>
    </style:style>
    <style:style style:name="T3" style:family="text">
      <style:text-properties officeooo:rsid="001f6850"/>
    </style:style>
    <style:style style:name="T4" style:family="text">
      <style:text-properties officeooo:rsid="00220a86"/>
    </style:style>
    <style:style style:name="T5" style:family="text">
      <style:text-properties officeooo:rsid="0025524b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officeooo:rsid="0025524b"/>
    </style:style>
    <style:style style:name="T8" style:family="text">
      <style:text-properties style:text-line-through-style="none" style:text-line-through-type="none" officeooo:rsid="0028620d"/>
    </style:style>
    <style:style style:name="T9" style:family="text">
      <style:text-properties style:text-line-through-style="none" style:text-line-through-type="none" officeooo:rsid="002a1702"/>
    </style:style>
    <style:style style:name="T10" style:family="text">
      <style:text-properties style:text-line-through-style="none" style:text-line-through-type="none" officeooo:rsid="002706d9"/>
    </style:style>
    <style:style style:name="T11" style:family="text">
      <style:text-properties style:text-line-through-style="none" style:text-line-through-type="none" officeooo:rsid="002cb856"/>
    </style:style>
    <style:style style:name="T12" style:family="text">
      <style:text-properties officeooo:rsid="002ff0ec"/>
    </style:style>
    <style:style style:name="T13" style:family="text">
      <style:text-properties officeooo:rsid="0031929c"/>
    </style:style>
    <style:style style:name="T14" style:family="text">
      <style:text-properties officeooo:rsid="0031ed2d"/>
    </style:style>
    <style:style style:name="T15" style:family="text">
      <style:text-properties officeooo:rsid="003333ca"/>
    </style:style>
    <style:style style:name="T16" style:family="text">
      <style:text-properties officeooo:rsid="00344bd9"/>
    </style:style>
    <style:style style:name="T17" style:family="text">
      <style:text-properties officeooo:rsid="00362507"/>
    </style:style>
    <style:style style:name="T18" style:family="text">
      <style:text-properties officeooo:rsid="003a85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1) Hallar las ecuaciones de la recta en su forma simétrica, paramétrica vectorial y paramétrica escalar para los siguientes elementos geométricos dados:</text:p>
      <text:p text:style-name="P9">a) Los puntos P1 = (-1, 3) y S = (2, 5)</text:p>
      <text:p text:style-name="P9">b) El punto P2 = (-1, 4) y su <text:span text:style-name="T3">dirección</text:span> paralela al vector d = (4, -1) </text:p>
      <text:p text:style-name="P1"/>
      <text:p text:style-name="P1"><text:span text:style-name="T13">2</text:span>) Hallar las ecuaciones de la recta en su forma simétrica, paramétrica vectorial y paramétrica escalar para los siguientes elementos geométricos dados:</text:p>
      <text:p text:style-name="P1">a) Los puntos P1 = (-3, 2, 1) y P2 = (1, 5, 4)</text:p>
      <text:p text:style-name="P1">b) Los puntos Q1 = (1, 1, 0) y Q2 = (1, -3, 2)</text:p>
      <text:p text:style-name="P1">c) El punto P2 = (1, 4, 2) y su dirección paralela al vector d = (-2, 2, 3)</text:p>
      <text:p text:style-name="P1">d) <text:span text:style-name="T1">El punto A1 = (3, -2, 1) y el vector director s = (5, 0, 2)</text:span></text:p>
      <text:p text:style-name="P10">e) El punto B1 = (3, 2, 4) y con <text:span text:style-name="T12">dirección</text:span> perpendicular al vector d = i + 2j + k</text:p>
      <text:p text:style-name="P3"/>
      <text:p text:style-name="P34">3) Haciendo uso de GeoGebra resuelva los puntos 1) y 2) anteriores</text:p>
      <text:p text:style-name="P3"/>
      <text:p text:style-name="P3"><text:span text:style-name="T14">4</text:span>) Encontrar puntos que pertenezcan a las siguientes rectas</text:p>
      <text:p text:style-name="P3">a) (x, y, z) = (1, -3, 2) + k (1, 1, 4)</text:p>
      <text:p text:style-name="P3">b) <text:s/>x = 1 + 2k ; y = -2 + 3k ; z = 4 + 2k</text:p>
      <text:p text:style-name="P3">c) <text:span text:style-name="T2">(x + 1) / 3 = (y + 1) = z</text:span></text:p>
      <text:p text:style-name="P4">d) (x + 2) / 4 = (y – 2) = z + 3</text:p>
      <text:p text:style-name="P5"/>
      <text:p text:style-name="P6"><text:span text:style-name="T14">5</text:span>) Verificar si los siguientes puntos P = (1, -1, 2) y Q = (0, 2, 3) <text:s/>pertenecen a cual de las siguientes rectas.</text:p>
      <text:p text:style-name="P6">a) (x, y, z) = (2, 3, 4) + k (1, -4, 2)</text:p>
      <text:p text:style-name="P6">b) x = 1 + k ; y <text:s/>= 4 + (-2)k ; z = 3 + k</text:p>
      <text:p text:style-name="P7">c) (x + 1) / 2 = (y + 3) / 4 = (z – 1) / 2</text:p>
      <text:p text:style-name="P7"/>
      <text:p text:style-name="P35">6) <text:span text:style-name="T13">Haciendo uso de GeoGebra resuelva </text:span>el<text:span text:style-name="T13"> punto </text:span>5)</text:p>
      <text:p text:style-name="P35"/>
      <text:p text:style-name="P8"><text:span text:style-name="T15">7</text:span>) <text:span text:style-name="T4">Hallar la ecuación normal y general del plano dados los siguientes elementos.</text:span></text:p>
      <text:p text:style-name="P11">a) El punto P1 = (1, 1, 3) y el vector normal n = (-1, 4, 3)</text:p>
      <text:p text:style-name="P12">b) El punto P2 = (-1, 4, 5) y el vector normal n = 2i + j</text:p>
      <text:p text:style-name="P13"/>
      <text:p text:style-name="P36">8) Encontrar la <text:span text:style-name="T16">ecuación</text:span> <text:span text:style-name="T16">paramétrica</text:span> vectorial y escalar del plano que pasa por tres puntos</text:p>
      <text:p text:style-name="P36">a) P1 = (1, 1, 2), P2 = (<text:span text:style-name="T18">5</text:span>, <text:span text:style-name="T18">4</text:span>, <text:span text:style-name="T18">3</text:span>) y P3 = (<text:span text:style-name="T18">4</text:span>, <text:span text:style-name="T18">2</text:span>, 1)</text:p>
      <text:p text:style-name="P36"/>
      <text:p text:style-name="P37">9) Encontrar la ecuación normal del plano a partir de los puntos <text:span text:style-name="T15">P1 = (1, 1, 2), P2 = (-1, 0, 5) y P3 = (2, 6, -1)</text:span></text:p>
      <text:p text:style-name="P37"/>
      <text:p text:style-name="P13"><text:span text:style-name="T14">7</text:span>) Verificar si los siguientes puntos P = (1, -1, 2) y Q = (3, 2, 5) pertenecen a cual de los siguientes planos.</text:p>
      <text:p text:style-name="P13">a) <text:span text:style-name="T5">(x – 2, y + 3, z - </text:span><text:span text:style-name="T7">1) * (1, 4, 2) = 0</text:span></text:p>
      <text:p text:style-name="P14"><text:span text:style-name="T7">b</text:span><text:span text:style-name="T6">) 2x – 3y + 5z = 2</text:span></text:p>
      <text:p text:style-name="P17">c) x + 3y = 0</text:p>
      <text:p text:style-name="P32"/>
      <text:p text:style-name="P18"><text:span text:style-name="T14">8</text:span>) Dados los siguientes planos encontrar puntos que pertenezcan a ellos</text:p>
      <text:p text:style-name="P18">a) 2x + y – 5z = 4</text:p>
      <text:p text:style-name="P18">b) -y + z = 2</text:p>
      <text:p text:style-name="P18">c) x + 3z = 0</text:p>
      <text:p text:style-name="P18">d) (x – 1, y + 3, z – 2) * (-1, 0 , 5) = 0</text:p>
      <text:p text:style-name="P19">e) x = 4</text:p>
      <text:p text:style-name="P19"><text:soft-page-break/>f) -z = 2</text:p>
      <text:p text:style-name="P19"/>
      <text:p text:style-name="P33"/>
      <text:p text:style-name="P15"><text:span text:style-name="T6">8) </text:span><text:span text:style-name="T8">Dado el plano -</text:span><text:span text:style-name="T9">x + y = 0 y la recta (x, y, z) = (1, -1, 0) + k (2, 1, 3) indicar si son:</text:span></text:p>
      <text:p text:style-name="P20">a) Paralelos</text:p>
      <text:p text:style-name="P20">b) Perpendiculares</text:p>
      <text:p text:style-name="P22">c) Ni paralelos ni perpendiculares</text:p>
      <text:p text:style-name="P20"/>
      <text:p text:style-name="P16"><text:span text:style-name="T6">9)</text:span><text:span text:style-name="T10"> </text:span><text:span text:style-name="T8">Dado </text:span><text:span text:style-name="T11">los siguientes </text:span><text:span text:style-name="T8">plano</text:span><text:span text:style-name="T11">s</text:span><text:span text:style-name="T8"> </text:span><text:span text:style-name="T11">2</text:span><text:span text:style-name="T6">x + </text:span><text:span text:style-name="T11">3</text:span><text:span text:style-name="T6">y – </text:span><text:span text:style-name="T11">z </text:span><text:span text:style-name="T6">= </text:span><text:span text:style-name="T11">1</text:span><text:span text:style-name="T6"> y </text:span><text:span text:style-name="T11">4z = -1, indicar si son:</text:span></text:p>
      <text:p text:style-name="P23">a) Paralelos</text:p>
      <text:p text:style-name="P23">b) Perpendiculares</text:p>
      <text:p text:style-name="P23">c) Ni paralelos ni perpendiculares</text:p>
      <text:p text:style-name="P21"/>
      <text:p text:style-name="P24">10) Dados los siguientes planos encontrar el angulo entre ellos:</text:p>
      <text:p text:style-name="P24">a) pi: x – y + 2z = 2 ; alfa: -x – 2y + 3z = 1</text:p>
      <text:p text:style-name="P24">b) x + 2y <text:s/>= 0 ; -3y + 4z = 0</text:p>
      <text:p text:style-name="P24">c) x = 0 ; y – 2z = 1</text:p>
      <text:p text:style-name="P38"/>
      <text:p text:style-name="P25">11) Dadas las siguientes rectas encontrar el angulo entre ellas:</text:p>
      <text:p text:style-name="P25">a) (x, y, z) = (1, -1, 3) + k (2, 0, -1) ; (x + 3) / 2 = y = (z – 1) / 5 </text:p>
      <text:p text:style-name="P25">b) x = 1 + 3k ; y = k ; z = 2 + 2k ;; (x – 1) / 2 = 2y = (z + 1) </text:p>
      <text:p text:style-name="P25"/>
      <text:p text:style-name="P26">13) Dados los siguientes planos y rectas encontrar el angulo entre ellos:</text:p>
      <text:p text:style-name="P26">a) -2x + y – z = 2 ;; (x, y, z) = (1, 1, 5) + k (1, 3, 1)</text:p>
      <text:p text:style-name="P26">b) x – 2y + 3z = 0 ;; (x + 1) = (y – 3) / 8 = z</text:p>
      <text:p text:style-name="P25"/>
      <text:p text:style-name="P27">14) Encontrar la distancia del punto P = (2, 5, 3) al plano -2x + y + 3z = 0</text:p>
      <text:p text:style-name="P27"/>
      <text:p text:style-name="P27">15) Encontrar la distancia de la recta (x, y, z) = (1, 1, 5) + k (-2, 1, 3) y el punto P = (4, 3, 2)</text:p>
      <text:p text:style-name="P39"/>
      <text:p text:style-name="P28">16) Encontrar las distancias entre los siguientes entes <text:span text:style-name="T17">geométricos</text:span></text:p>
      <text:p text:style-name="P28">a) El plano -3x + 2y + z = 1 y la recta (x, y, z) = (1, -<text:span text:style-name="T17">5</text:span>, 1) + k (<text:span text:style-name="T17">2, 2, 2)</text:span></text:p>
      <text:p text:style-name="P29">b) El plano -x + 2y – z = 4 y el plano -2x + 4y - 2z = 0</text:p>
      <text:p text:style-name="P30">c) La recta (x, y, z) = (3, -2, 1) + k (2, 1, 3) y la recta (x – 2) / 4 = (y – 1) / 2 = z/6</text:p>
      <text:p text:style-name="P31">d) El plano -2x + y = 0 y el plano -4x + 3y = 1</text:p>
      <text:p text:style-name="P31"/>
      <text:p text:style-name="P31">33. Debate con tus compañeros sobre la veracidad o falsedad de las siguientes afirmaciones. Para que tu respuesta sea válida debes justificarla adecuadamente, por lo cual puedes emplear definiciones, ejemplos, gráficos, cálculos, etc.</text:p>
      <text:p text:style-name="P31">1) El vector director de una recta (de R 2 o R 3 ) que pasa por dos puntos conocidos A y B, puede</text:p>
      <text:p text:style-name="P31">hallarse como A-B.</text:p>
      <text:p text:style-name="P31">2) Si (x, y, z) = (1, x+2,-y) entonces x=1, y=3 y z=-3</text:p>
      <text:p text:style-name="P31">3) El punto P= (5, 3, 1) no pertenece a la recta (x, y, z) = (3, 1,-2) + k (2,1,3)</text:p>
      <text:p text:style-name="P31">4) Las rectas y=3x-2 e (x, y) = (1,2) +k (-1,3) son paralelas.</text:p>
      <text:p text:style-name="P31">5) Las rectas (x-1) /3= (y-1) /2= (z-1) /1 y (x, y, z) = (1, 1,1) +k (-1, 0,3) son perpendiculares.</text:p>
      <text:p text:style-name="P31">6) Siempre puede escribirse la ecuación simétrica de la recta (en R 2 o R 3 ).</text:p>
      <text:p text:style-name="P31">7) La recta (x+3) /3= (y-2) /2= (z-1) /1 corta al plano yz en el punto (0, 2,4), al plano xz en (-6, 0,0)</text:p>
      <text:p text:style-name="P31">y al plano xy en (0, 0,1).</text:p>
      <text:p text:style-name="P31">8) Un plano queda completamente determinado por dos de sus puntos y un vector paralelo a él.</text:p>
      <text:p text:style-name="P31">9) Un plano queda completamente determinado por tres cualesquiera de sus puntos.</text:p>
      <text:p text:style-name="P31">10) Un plano queda completamente determinado por uno de sus puntos y un vector perpendicular a</text:p>
      <text:p text:style-name="P31">él.</text:p>
      <text:p text:style-name="P31"><text:soft-page-break/>11) Si nos dan las ecuaciones de dos rectas que se cortan, podemos hallar sin inconvenientes la</text:p>
      <text:p text:style-name="P31">ecuación del plano que determinan.</text:p>
      <text:p text:style-name="P31">12) Si nos dan las ecuaciones de dos rectas paralelas, tenemos elementos suficientes como para</text:p>
      <text:p text:style-name="P31">hallar las ecuaciones del plano que determinan.</text:p>
      <text:p text:style-name="P31">13) Si nos dan las ecuaciones de dos rectas cualesquiera en el espacio, podemos hallar sin</text:p>
      <text:p text:style-name="P31">inconvenientes la ecuación del plano que determinan.</text:p>
      <text:p text:style-name="P31">14) Un plano es paralelo a una recta cuando cualquier vector normal al plano es paralelo al vector</text:p>
      <text:p text:style-name="P31">director de la recta.</text:p>
      <text:p text:style-name="P31">15) Dos planos paralelos tienen vectores normales que son uno múltiplo escalar del otro.</text:p>
      <text:p text:style-name="P31">16) Dos planos perpendiculares tienen vectores normales paralelos.</text:p>
      <text:p text:style-name="P31">17) Una recta es perpendicular a un plano cuando su vector director es paralelo al plano.</text:p>
      <text:p text:style-name="P31">18) Si una recta es perpendicular a un plano, entonces cualquier vector paralelo a la recta es</text:p>
      <text:p text:style-name="P31">perpendicular a cualquier vector paralelo al plano.</text:p>
      <text:p text:style-name="P31">19) Dos vectores no colineales determinan una familia de planos.</text:p>
      <text:p text:style-name="P31">20) Dos vectores cualesquiera determinan una familia de planos.</text:p>
      <text:p text:style-name="P31">21) El ángulo entre dos rectas puede calcularse mediante el ángulo entre los vectores directores de</text:p>
      <text:p text:style-name="P31">las rect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8:16:09.509542287</meta:creation-date>
    <meta:generator>LibreOffice/6.0.7.3$Linux_X86_64 LibreOffice_project/00m0$Build-3</meta:generator>
    <dc:date>2019-03-08T12:53:26.164582652</dc:date>
    <meta:editing-duration>PT4H18M40S</meta:editing-duration>
    <meta:editing-cycles>47</meta:editing-cycles>
    <meta:document-statistic meta:table-count="0" meta:image-count="0" meta:object-count="0" meta:page-count="3" meta:paragraph-count="93" meta:word-count="1306" meta:character-count="5705" meta:non-whitespace-character-count="4466"/>
  </office:meta>
</office:document-meta>
</file>